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_20_Spacing">
      <style:text-properties officeooo:paragraph-rsid="0002ba0b"/>
    </style:style>
    <style:style style:name="P2" style:family="paragraph" style:parent-style-name="No_20_Spacing" style:master-page-name="Standard">
      <style:paragraph-properties fo:text-align="center" style:justify-single-word="false" style:page-number="auto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officeooo:rsid="0008fa61" style:font-size-asian="12pt" style:font-weight-asian="bold" style:font-size-complex="12pt"/>
    </style:style>
    <style:style style:name="T3" style:family="text">
      <style:text-properties officeooo:rsid="00045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oadmap for jQuery, Javascript, JSON <text:s/></text:span><text:span text:style-name="T2">(96hr)</text:span></text:p>
      <text:p text:style-name="No_20_Spacing"/>
      <text:p text:style-name="P1">i) Javascript (40 hrs)</text:p>
      <text:p text:style-name="P1"><text:tab/>- Javascript syntax</text:p>
      <text:p text:style-name="P1"><text:tab/>- Javascript Variables, functions, Array , Objects</text:p>
      <text:p text:style-name="P1"><text:tab/>- Javascript operators</text:p>
      <text:p text:style-name="P1"><text:tab/>- Javascript Events </text:p>
      <text:p text:style-name="P1"><text:tab/>- Javascript Looping </text:p>
      <text:p text:style-name="P1"><text:tab/><text:tab/>- While loop</text:p>
      <text:p text:style-name="P1"><text:tab/><text:tab/>- For loop with iterator</text:p>
      <text:p text:style-name="P1"><text:tab/><text:tab/>- For loop with key value pair </text:p>
      <text:p text:style-name="P1"><text:tab/><text:tab/>- Loop controls </text:p>
      <text:p text:style-name="P1"><text:tab/>- Javascript Cookies handling </text:p>
      <text:p text:style-name="P1">- Javascript HTML DOM manipulation</text:p>
      <text:p text:style-name="P1"/>
      <text:p text:style-name="P1"/>
      <text:p text:style-name="No_20_Spacing"><text:span text:style-name="T3">i</text:span>i) jQuery (40 hrs)</text:p>
      <text:p text:style-name="No_20_Spacing"><text:tab/>- jQuery element selectors, and filtrations</text:p>
      <text:p text:style-name="No_20_Spacing"><text:tab/>- jQuery Events handling</text:p>
      <text:p text:style-name="No_20_Spacing"><text:tab/>- jQuery XHR/Ajax</text:p>
      <text:p text:style-name="No_20_Spacing"><text:tab/><text:tab/>-- GET method</text:p>
      <text:p text:style-name="No_20_Spacing"><text:tab/><text:tab/>-- POST method</text:p>
      <text:p text:style-name="No_20_Spacing"><text:tab/><text:tab/>-- Request body, header</text:p>
      <text:p text:style-name="No_20_Spacing"><text:tab/><text:tab/>-- Response call back handling, response data manipulation</text:p>
      <text:p text:style-name="No_20_Spacing"><text:tab/><text:tab/>-- Error handling </text:p>
      <text:p text:style-name="No_20_Spacing"><text:tab/>- jQuery - Effect and animation</text:p>
      <text:p text:style-name="No_20_Spacing"><text:tab/>- jQuery - Basics about plugins</text:p>
      <text:p text:style-name="No_20_Spacing"><text:tab/><text:tab/>- How to use jQuery third party plugin in html page</text:p>
      <text:p text:style-name="No_20_Spacing"><text:tab/><text:tab/>- How to configure jQuery third party plugin in html page</text:p>
      <text:p text:style-name="No_20_Spacing"><text:tab/><text:tab/>- How to create "hello world" plugin </text:p>
      <text:p text:style-name="No_20_Spacing"/>
      <text:p text:style-name="No_20_Spacing"><text:bookmark text:name="_GoBack"/></text:p>
      <text:p text:style-name="No_20_Spacing">i<text:span text:style-name="T3">i</text:span>i) JSON (16 hrs)</text:p>
      <text:p text:style-name="No_20_Spacing"><text:tab/>- JSON syntax</text:p>
      <text:p text:style-name="No_20_Spacing"><text:tab/>- JSON objects/array handling</text:p>
      <text:p text:style-name="No_20_Spacing"><text:tab/>- JSON - DataTypes</text:p>
      <text:p text:style-name="No_20_Spacing"/>
      <text:p text:style-name="No_20_Spacing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pali</meta:initial-creator>
    <meta:editing-cycles>6</meta:editing-cycles>
    <meta:creation-date>2021-09-02T13:55:00</meta:creation-date>
    <dc:date>2021-09-08T18:28:57.670000000</dc:date>
    <meta:editing-duration>PT20M39S</meta:editing-duration>
    <meta:generator>LibreOffice/6.1.3.2$Windows_X86_64 LibreOffice_project/86daf60bf00efa86ad547e59e09d6bb77c699acb</meta:generator>
    <meta:document-statistic meta:table-count="0" meta:image-count="0" meta:object-count="0" meta:page-count="1" meta:paragraph-count="31" meta:word-count="150" meta:character-count="897" meta:non-whitespace-character-count="7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